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T1" style:family="text">
      <style:text-properties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chapter/>
            <text:index-entry-chapter/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haltsverzeichnis1_Head">
            <text:p text:style-name="Contents_20_Heading">Inhalt</text:p>
          </text:index-title>
          <text:p text:style-name="P2">Intro<text:tab/>1</text:p>
          <text:p text:style-name="P2">Steps<text:tab/>1</text:p>
          <text:p text:style-name="P1">Tip 1<text:tab/>1</text:p>
        </text:index-body>
      </text:table-of-content>
      <text:p text:style-name="Text_20_body"/>
      <text:h text:style-name="Heading_20_1" text:outline-level="1">Intro</text:h>
      <text:p text:style-name="Text_20_body">Feedback ist hart; bitte nicht persönlich nehmen; ist auch auf Bewerbungsprozess generell.</text:p>
      <text:p text:style-name="Text_20_body">Soll für technischen Entwickler <text:span text:style-name="T1">ohne</text:span> Leitungsfunktion gelten.</text:p>
      <text:h text:style-name="Heading_20_1" text:outline-level="1">Steps</text:h>
      <text:p text:style-name="Text_20_body">Video-Link;</text:p>
      <text:p text:style-name="Text_20_body"><text:a xlink:type="simple" xlink:href="https://www.amoriabond.com/de/insights/video/5-tipps-f-r-ihre-jobsuche-im-embedded-bereich--embedded-systems-karriere-kompass---folge-1-/" text:style-name="Internet_20_link" text:visited-style-name="Visited_20_Internet_20_Link">https://www.amoriabond.com/de/insights/video/5-tipps-f-r-ihre-jobsuche-im-embedded-bereich--embedded-systems-karriere-kompass---folge-1-/</text:a></text:p>
      <text:h text:style-name="Heading_20_2" text:outline-level="2">Tip 1 Ziele</text:h>
      <text:p text:style-name="Text_20_body">Zielart von Arbeitgeber und Bewerber inkompatibel.</text:p>
      <text:p text:style-name="Text_20_body">WebHacker will Rust-Programmierung; Arbeitgeber verlangt interesse für die Produkte seines Web-Shops z.B. Pizza oder Tena Binden.</text:p>
      <text:h text:style-name="Heading_20_2" text:outline-level="2">Tip 2 Fähigkeite und Qualifikationen</text:h>
      <text:p text:style-name="Text_20_body">*</text:p>
      <text:h text:style-name="Heading_20_2" text:outline-level="2">Tip 3 Softskills</text:h>
      <text:p text:style-name="Text_20_body">Wie soll man Soft Skills in Unterlagen darstellen. Unqualifizierter Druck lenkt davon ab, sich auf wesentliche Dinge zu konzentrieren; schwer lösbarens Problem für Techniker; was soll das; was soll man damit machen: Soft Skills darstellen.</text:p>
      <text:p text:style-name="Text_20_body">Oft in Projektgruppe: Waschlappen Leiter kann oder will keine Entscheidungen treffen. Ein ideologischer Mitarbeiter meint er muss eine Mission durchsetzen.<text:line-break/>Normaler Mitarbeiter kann unter diesen Umstäden nicht kommunikativ und teamfähig sein. </text:p>
      <text:p text:style-name="Text_20_body">Softskill Anbetung wie in Sekten oder Verschwörungstheoretikern.</text:p>
      <text:p text:style-name="Text_20_body">Soft Skill Behauptung Techniker sind nicht kommunikativ und teamfähig bleibt ideologisch immer bestehen; egal was der Techniker macht.</text:p>
      <text:h text:style-name="Heading_20_2" text:outline-level="2">Tip 4 Wissen auf dem Markt</text:h>
      <text:p text:style-name="Text_20_body">Es fehlt, was speziell für den Bereich embedded Controlling sinnvoll ist. z.B. </text:p>
      <text:list xml:id="list5731789423738784317" text:style-name="L1">
        <text:list-item>
          <text:p text:style-name="P3">Projektliste </text:p>
        </text:list-item>
        <text:list-item>
          <text:p text:style-name="P3"><text:soft-page-break/>spezielle Interessen über Anwendungen</text:p>
        </text:list-item>
        <text:list-item>
          <text:p text:style-name="P3">Hardware Kenntnisse z.B. Schrittmotoren</text:p>
        </text:list-item>
      </text:list>
      <text:p text:style-name="Text_20_body">Wie soll man Soft Skills in Unterlagen darstellen. Unqualifizierter Druck lenkt davon ab, sich auf wesentliche Dinge zu konzentrieren; schwer lösbarens Problem für Techniker; was soll das; was soll man damit machen: Soft Skills darstellen.</text:p>
      <text:p text:style-name="Text_20_body"/>
      <text:p text:style-name="Text_20_body">Was ist neu in CPU/ Prozessorteil oder dahinter.</text:p>
      <text:p text:style-name="Text_20_body">Information über neuere Anforderungen müssten von Arbeitgeber Seite kommen und nicht vom Bewerber geraten werden müssen.</text:p>
      <text:p text:style-name="Text_20_body"/>
      <text:p text:style-name="Text_20_body">Controller Projekte heute </text:p>
      <text:list xml:id="list1338381641119298267" text:style-name="L2">
        <text:list-item>
          <text:p text:style-name="P4">Kernkompetenz: ARM/Risc-V; C/C++; FreeRTOS; RS232; CAN Ethernet; Git/SVN</text:p>
        </text:list-item>
        <text:list-item>
          <text:p text:style-name="P4">Firmenspeziell: konkreter Controller; Aufgabe; Anwendung</text:p>
        </text:list-item>
        <text:list-item>
          <text:p text:style-name="P4">Mittelteil (kommt oft vor): SPI; I2C</text:p>
        </text:list-item>
      </text:list>
      <text:p text:style-name="Text_20_body">wenn Mittelteil Zusatzkenntnisse sein können ; wenn es z.B. diese sind oder noch weitere dann von ARBEITGEBERSEITE was sonst noch angefordert wird.</text:p>
      <text:p text:style-name="Text_20_body">Branchen Trends Entwicklungen und Technologien.</text:p>
      <text:h text:style-name="Heading_20_2" text:outline-level="2">Tip 5 Networking</text:h>
      <text:p text:style-name="Text_20_body">LinkedIn</text:p>
      <text:h text:style-name="Heading_20_1" text:outline-level="1">Fazit</text:h>
      <text:p text:style-name="Text_20_body"/>
      <text:p text:style-name="Text_20_body">Video entspricht Bewerbungstraining bei Arbeitsamt. </text:p>
      <text:p text:style-name="Text_20_body">Es fehlt irgendeine spezielle Information zum Arbeit- Bewerber- Markt Embedded.</text:p>
      <text:p text:style-name="Text_20_body">Video ist nett und nicht-falsch; es bringt den Bewerber nicht weiter; es enthält Anforderungen aber keine Hilfestellung.</text:p>
      <text:p text:style-name="Text_20_body"/>
      <text:p text:style-name="Text_20_body">Welche Arbeitsplätze kömmen in Frage: <text:line-break/>Stellenbeschreibungen mangelhaft,</text:p>
      <text:p text:style-name="Text_20_body">Erst nach Monaten im Bewerbungsprozedere Gespräch mit Fachvorgesetztem, an dem man den Arbeitsplatz WIRKLICH besprechen kann.</text:p>
      <text:p text:style-name="Text_20_body"><text:s/></text:p>
      <text:p text:style-name="Text_20_body">-----------------------------------</text:p>
      <text:p text:style-name="Text_20_body">Einbindungen / Zusatzverträge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page-number="auto" fo:background-color="transparent" style:shadow="none">
        <style:tab-stops/>
        <style:background-image/>
      </style:paragraph-properties>
      <style:text-properties fo:language="de" fo:country="DE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Text_20_body" style:auto-update="true">
      <style:paragraph-properties fo:margin-left="1cm" fo:margin-right="0cm" fo:text-indent="0cm" style:auto-text-indent="false"/>
      <style:text-properties style:font-name="Tahoma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Header">File: <text:file-name text:display="name-and-extension">Feedback_v1.odt</text:file-name><text:tab/><text:tab/><text:date style:data-style-name="N75" text:date-value="2024-06-25T21:12:41.38">Jun 25, 2024</text:date> <text:time style:data-style-name="N40" text:time-value="2023-09-06T21:22:48.09" text:fixed="true">21:22</text:time></text:p>
      </style:header>
      <style:footer>
        <text:p text:style-name="Footer"><text:tab/>Page <text:page-number text:select-page="current">1</text:page-number> of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9-06T13:30:10.31</meta:creation-date>
    <dc:date>2024-06-25T21:12:41.37</dc:date>
    <meta:editing-duration>PT13H25M49S</meta:editing-duration>
    <meta:editing-cycles>132</meta:editing-cycles>
    <meta:generator>OpenOffice/4.1.15$Win32 OpenOffice.org_project/4115m2$Build-9813</meta:generator>
    <meta:document-statistic meta:table-count="0" meta:image-count="0" meta:object-count="0" meta:page-count="2" meta:paragraph-count="47" meta:word-count="381" meta:character-count="2863"/>
  </office:meta>
</office:document-meta>
</file>